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bb970"/>
    </style:style>
    <style:style style:name="P3" style:family="paragraph" style:parent-style-name="Standard">
      <style:text-properties style:font-name="Times New Roman" officeooo:rsid="000bb970" officeooo:paragraph-rsid="00272edd"/>
    </style:style>
    <style:style style:name="P4" style:family="paragraph" style:parent-style-name="Standard">
      <style:text-properties style:font-name="Times New Roman" officeooo:paragraph-rsid="00272edd"/>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imeiros pasos </text:span></text:p>
      <text:p text:style-name="P4"><text:span text:style-name="T1"/></text:p>
      <text:p text:style-name="P4"><text:span text:style-name="T1">O modelo clásico de como comezan os proxectos de software libre foi proposto por Eric Raymond, nun artigo xa famoso sobre procesos no software libre titulado &lt;citetitle&gt;A catedral e o bazar&lt;citetitle&gt;. Raymond escribiu: </text:span></text:p>
      <text:p text:style-name="P4"><text:span text:style-name="T1"/></text:p>
      <text:p text:style-name="P4"><text:span text:style-name="T1">Todos os bos proxectos de software inícianse para resolver un problema concreto dun desenvolvedor. </text:span></text:p>
      <text:p text:style-name="P4"><text:span text:style-name="T1"/></text:p>
      <text:p text:style-name="P4"><text:span text:style-name="T1">(de &lt;emphasis role="bold"&gt;&lt;ulink url="http://www.catb.org/~esr/writings/cathedral-bazaar/"&gt;&lt;/ulink&gt; &lt;/emphasis&gt;) </text:span></text:p>
      <text:p text:style-name="P4"><text:span text:style-name="T1"/></text:p>
      <text:p text:style-name="P4"><text:span text:style-name="T1">Raymond non está dicindo que os proxectos de software libre unicamente xurdan cando un desenvolvedor ten un problema. Máis ben, está dicindo que os &lt;emphasis&gt;bos&lt;/emphasis&gt; programas son resultado de que un programador teña un interese persoal en ver o problema resolto; porén, resolver un problema persoal é a motivación máis frecuente dos proxectos de software libre. </text:span></text:p>
      <text:p text:style-name="P4"><text:span text:style-name="T1"/></text:p>
      <text:p text:style-name="P4"><text:span text:style-name="T1">Aínda que esta segue sendo a razón máis habitual para a creación de moitos proxectos de software libre, é menos agora do que era en 1997, cando Raymond escribiu esas palabras. Hoxe en día, temos o fenómeno de organizacións &amp;mdash;incluíndo as organizacións con ánimo de lucro&amp;mdash;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span></text:p>
      <text:p text:style-name="P4"><text:span text:style-name="T1"/></text:p>
      <text:p text:style-name="P4"><text:span text:style-name="T1">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lt;ulink url="http://www.openadapter.org/"&gt;&lt;/ulink&gt;),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lt;emphasis&gt;propias&lt;/emphasis&gt; necesidades, e posteriormente é compartido con todo o mundo, como se o problema fose unha doenza e o software o medicamento, que debe ser distribuído para erradicar a pandemia. </text:span></text:p>
      <text:p text:style-name="P4"><text:span text:style-name="T1"/></text:p>
      <text:p text:style-name="P4"><text:span text:style-name="T1">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span></text:p>
      <text:p text:style-name="P4"><text:span text:style-name="T1"/></text:p>
      <text:p text:style-name="P4"><text:span text:style-name="T1">A distribución de software libre é unha tarefa a dúas bandas: o software precisa de usuarios e de desenvolvedores. Estas necesidades non están necesariamente en conflito, mais engaden algunha complexidade á presentación inicial do proxecto. Algunha información é útil para ambas audiencias, outra unicamente para unha delas. Toda esa información debería seguir o principio de presentación </text:span><text:soft-page-break/><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4"><text:span text:style-name="T1"/></text:p>
      <text:p text:style-name="P4"><text:span text:style-name="T1">O corolario disto é que &lt;emphasis&gt;as aparencias importan&lt;/emphasis&gt;.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span></text:p>
      <text:p text:style-name="P4"><text:span text:style-name="T1"/></text:p>
      <text:p text:style-name="P4"><text:span text:style-name="T1">Isto é unha mágoa, xa que existen situacións onde a forma &lt;emphasis&gt;é&lt;/emphasis&gt; a substancia, e a presentación do proxecto é unha delas. Por exemplo, a primeira cousa que unha persoa descobre sobre un proxecto é a aparencia da súa páxina web. Esta información é absorbida antes que calquera outro contido &amp;mdash;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span></text:p>
      <text:p text:style-name="P4"><text:span text:style-name="T1"/></text:p>
      <text:p text:style-name="P4"><text:span text:style-name="T1">Así, aínda que a maioría deste capítulo fala sobre o contido co que se debería iniciar o teu proxecto, recorda que a súa aparencia tamén importa. Debido a que a páxina web ten que abranguer dous tipos de visitantes distintos &amp;dash; usuarios e desenvolvedores &amp;dash;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lt;emphasis&gt;con só ver a ligazón&lt;/emphasis&gt; 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span></text:p>
      <text:p text:style-name="P4"><text:span text:style-name="T1"/></text:p>
      <text:p text:style-name="P4"><text:span text:style-name="T1">Antes de nada, bota unha ollada ao redor </text:span></text:p>
      <text:p text:style-name="P4"><text:span text:style-name="T1"/></text:p>
      <text:p text:style-name="P4"><text:span text:style-name="T1">Antes de comezar un proxecto de software libre, hai unha advertencia importante: </text:span></text:p>
      <text:p text:style-name="P4"><text:span text:style-name="T1"/></text:p>
      <text:p text:style-name="P4"><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lt;ulink url="http://freshmeat.net/"&gt;&lt;/ulink&gt; (unha web sobre noticias </text:span><text:soft-page-break/><text:span text:style-name="T1">de proxectos de software libre, sobre o cal se falará máis tarde), en&lt;ulink url="http://www.sourceforge.net/"&gt;&lt;/ulink&gt; e no directorio de proxectos de software libre da Free Software Foundation &lt;ulink url="http://directory.fsf.org/"&gt;&lt;/ulink&gt;. </text:span></text:p>
      <text:p text:style-name="P4"><text:span text:style-name="T1"/></text:p>
      <text:p text:style-name="P4"><text:span text:style-name="T1">Mesmo se non atopares exactamente o que estás a procurar, podes atopar algo tan semellante que ten máis sentido unirse a ese proxecto e engadir a funcionalidade desexada que comezares un novo pola túa conta. </text:span></text:p>
      <text:p text:style-name="P4"><text:span text:style-name="T1"/></text:p>
      <text:p text:style-name="P4"><text:span text:style-name="T1">Comeza co que tiveres </text:span></text:p>
      <text:p text:style-name="P4"><text:span text:style-name="T1"/></text:p>
      <text:p text:style-name="P4"><text:span text:style-name="T1">Investigaches sen atopares nada que encaixe coas túas necesidades e decidiches comezar un novo proxecto. </text:span></text:p>
      <text:p text:style-name="P4"><text:span text:style-name="T1"/></text:p>
      <text:p text:style-name="P4"><text:span text:style-name="T1">E agora que? </text:span></text:p>
      <text:p text:style-name="P4"><text:span text:style-name="T1"/></text:p>
      <text:p text:style-name="P4"><text:span text:style-name="T1">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amp;dash; é dicir, decidir as súas limitacións, o que vai e o que &lt;emphasis&gt;non&lt;/emphasis&gt; vai facer&amp;mdash;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span></text:p>
      <text:p text:style-name="P4"><text:span text:style-name="T1"/></text:p>
      <text:p text:style-name="P4"><text:span text:style-name="T1">O que o torna tan laborioso é que principalmente consiste en organizar e documentar o que xa todo o mundo sabe &amp;mdash; "todo o mundo", é dicir, todos aqueles que teñen participado no proxecto ata agora. Entón, para a xente que fai o traballo non hai beneficio directo por realizar esta tarefa. Eles non precisan un ficheiro chamado &lt;filename&gt;README&lt;/filename&gt;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span></text:p>
      <text:p text:style-name="P4"><text:span text:style-name="T1"/></text:p>
      <text:p text:style-name="P4"><text:span text:style-name="T1">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span></text:p>
      <text:p text:style-name="P4"><text:span text:style-name="T1"/></text:p>
      <text:p text:style-name="P4"><text:span text:style-name="T1">Porén, o que &lt;emphasis&gt;si&lt;/emphasis&gt;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lt;firstterm&gt;enerxía de hacktivación&lt;/firsterm&gt;: a cantidade de enerxía coa que debe contribuír un que acaba de chegar antes de recibir algo en troca. Canto menor sexa o punto de hacktivación, mellor. A primeira tarefa é baixar </text:span><text:soft-page-break/><text:span text:style-name="T1">este limiar ata un nivel que anime a xente a participar. </text:span></text:p>
      <text:p text:style-name="P4"><text:span text:style-name="T1"/></text:p>
      <text:p text:style-name="P4"><text:span text:style-name="T1">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span></text:p>
      <text:p text:style-name="P4"><text:span text:style-name="T1"/></text:p>
      <text:p text:style-name="P4"><text:span text:style-name="T1">Escolle un bo nome </text:span></text:p>
      <text:p text:style-name="P4"><text:span text:style-name="T1"/></text:p>
      <text:p text:style-name="P4"><text:span text:style-name="T1">Ponte no lugar de alguén que acaba de atopar o proxecto, talvez porque se atopou casualmente con el mentres procuraba software para resolver algún problema. A primeira cousa que vai ver é o nome. </text:span></text:p>
      <text:p text:style-name="P4"><text:span text:style-name="T1"/></text:p>
      <text:p text:style-name="P4"><text:span text:style-name="T1">Un bo nome vai tornar o proxecto nun suceso de maneira automática, e un mal nome non o vai condenar ao fracaso &amp;mdash; ben, un nome &lt;emphasis&gt;verdadeiramente&lt;emphasis&gt; malo podería facelo, mais asumiremos que ninguén trata de sabotar o seu proxecto. Porén, un mal nome pode atrasar a adopción, ben porque a xente non o toma en serio, ben porque simplemente lle custe lembralo. </text:span></text:p>
      <text:p text:style-name="P4"><text:span text:style-name="T1"/></text:p>
      <text:p text:style-name="P4"><text:span text:style-name="T1">Un bo nome: </text:span></text:p>
      <text:p text:style-name="P4"><text:span text:style-name="T1"/></text:p>
      <text:p text:style-name="P4"><text:span text:style-name="T1">Dá certa idea do que fai o proxecto, ou está polo menos relacionado dunha maneira obvia, tal que, se se ten oído o nome e se sabe o que fai o proxecto, o nome vai ser lembrado rapidamente. </text:span></text:p>
      <text:p text:style-name="P4"><text:span text:style-name="T1"/></text:p>
      <text:p text:style-name="P4"><text:span text:style-name="T1">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span></text:p>
      <text:p text:style-name="P4"><text:span text:style-name="T1"/></text:p>
      <text:p text:style-name="P4"><text:span text:style-name="T1">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span></text:p>
      <text:p text:style-name="P4"><text:span text:style-name="T1"/></text:p>
      <text:p text:style-name="P4"><text:span text:style-name="T1">Os recursos mencionados anteriormente &lt;xref linkend="look-around"/&gt; son útiles para saber se outro proxecto xa posúe o nome no que se está pensando. É posible consultar ferramentas de procura gratuítas de marcas rexistradas en &lt;ulink url="http://www.nameprotect.org/"&gt;&lt;/ulink&gt; e &lt;ulink url="http://www.uspto.gov/"&gt;&lt;/ulink&gt;. </text:span></text:p>
      <text:p text:style-name="P4"><text:span text:style-name="T1"/></text:p>
      <text:p text:style-name="P4"><text:span text:style-name="T1">Se for posible,que estea dispoñible como un nome de dominio nos dominios de primeiro nivel &lt;systemitem&gt;.com&lt;/systemitem&gt;, &lt;systemitem&gt;.net&lt;/systemitem&gt; e &lt;systemitem&gt;.org&lt;/systemitem&gt;. Probablemente se debería escoller o &lt;systemitem&gt;.org&lt;/systemitem&gt;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lt;xref linkend="starting-with-canned-hosting"/&gt;), é posible rexistrar os dominios e encamiñalos ao lugar onde o proxecto está aloxado. É de utilidade para os usuarios ter que recordar unicamente unha URL sinxela. </text:span></text:p>
      <text:p text:style-name="P4"><text:soft-page-break/><text:span text:style-name="T1"/></text:p>
      <text:p text:style-name="P4"><text:span text:style-name="T1">Ten unha clara declaración de intencións </text:span></text:p>
      <text:p text:style-name="P4"><text:span text:style-name="T1"/></text:p>
      <text:p text:style-name="P4"><text:span text:style-name="T1">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span></text:p>
      <text:p text:style-name="P4"><text:span text:style-name="T1"/></text:p>
      <text:p text:style-name="P4"><text:span text:style-name="T1">A declaración de intencións debe ser concreta, restritiva e, sobre todo, curta. Un bo exemplo é a de &lt;ulink url="http://www.openoffice.org/"&gt;&lt;/ulink&gt;: </text:span></text:p>
      <text:p text:style-name="P4"><text:span text:style-name="T1"/></text:p>
      <text:p text:style-name="P4"><text:span text:style-name="T1">Crear, en comunidade, a ferramenta ofimática líder a nivel internacional, que funcione nas principais plataformas proporcionando acceso a toda funcionalidade e datos a través de API's baseadas en compoñentes abertos e un formato de ficheiros baseado en XML. </text:span></text:p>
      <text:p text:style-name="P4"><text:span text:style-name="T1"/></text:p>
      <text:p text:style-name="P4"><text:span text:style-name="T1">En poucas palabras, tocaron os puntos relevantes, explicando a misión tendo en conta os coñecementos previos do lector. Ao diciren "&lt;emphasis&gt;en comunidade&lt;/emphasis&gt;", sinalan que ningunha corporación dominará o desenvolvemento; "&lt;emphasis&gt;internacional&lt;/emphasis&gt;" significa que o programa estará dispoñible en diversas linguas e codificacións; "&lt;emphasis&gt;nas principais plataformas&lt;/emphasis&gt;"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lt;emphasis&gt;ferramenta ofimática&lt;/emphasis&gt;" indican algo moi concreto a todos aqueles familiarizados con este tipo de programas. Asumir os coñecementos previos do lector (neste caso probablemente de MS Office) permite obter unha declaración de intencións concisa. </text:span></text:p>
      <text:p text:style-name="P4"><text:span text:style-name="T1"/></text:p>
      <text:p text:style-name="P4"><text:span text:style-name="T1">A natureza da declaración de intencións depende parcialmente de quen a escriba, non só do programa que intenta describir. Por exemplo, ten sentido que OpenOffice.org empregue as palabras "&lt;emphasis&gt;en comunidade&lt;/emphasis&gt;"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lt;emphasis&gt;potenciais&lt;/emphasis&gt;,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span></text:p>
      <text:p text:style-name="P4"><text:span text:style-name="T1"/></text:p>
      <text:p text:style-name="P4"><text:span text:style-name="T1">Declara que o proxecto é libre </text:span></text:p>
      <text:p text:style-name="P4"><text:span text:style-name="T1"/></text:p>
      <text:p text:style-name="P4"><text:span text:style-name="T1">Aqueles que seguiren interesados logo de ler a declaración de intencións, desexarán coñecer máis detalles, talvez a documentación de usuario ou a de desenvolvedor, mesmo poden desexar descarregalo. Mais antes de todo iso, necesitarán saber o que é software libre. </text:span></text:p>
      <text:p text:style-name="P4"><text:span text:style-name="T1"/></text:p>
      <text:p text:style-name="P4"><text:span text:style-name="T1">&lt;emphasis&gt;A páxina principal debe deixar claro, sen ambigüidades, que o proxecto é software libre.&lt;/emphasis&gt;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text:span><text:soft-page-break/><text:span text:style-name="T1">relegada á páxina de descargas, á de desenvolvedores ou a algún outro lugar que require un click para chegar a el. En casos extremos, a licenza non se indica en ningún lugar do sitio web &amp;mdash; a única maneira de atopala é descarregar o programa e ollar dentro. </text:span></text:p>
      <text:p text:style-name="P4"><text:span text:style-name="T1"/></text:p>
      <text:p text:style-name="P4"><text:span text:style-name="T1">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en &lt;xref linkend="license-quickstart"/&gt;&lt;phrase output="printed"&gt;máis adiante neste mesmo capítulo&lt;/phrase&gt;, e os aspectos concretos sobre o licenciamento son discutidos con detalle en &lt;xref linkend="legal"/&gt;. </text:span></text:p>
      <text:p text:style-name="P4"><text:span text:style-name="T1"/></text:p>
      <text:p text:style-name="P4"><text:span text:style-name="T1">Chegados a este punto, un hipotético visitante da web, decidiu &amp;mdash; probablemente nun minuto ou menos &amp;mdash; que está interesado en investir outros cinco minutos informándose sobre o proxecto. As seguintes seccións describen o que debería atopar nos seguintes 5 minutos. </text:span></text:p>
      <text:p text:style-name="P4"><text:span text:style-name="T1"/></text:p>
      <text:p text:style-name="P4"><text:span text:style-name="T1">Lista de funcionalidades e requirimentos </text:span></text:p>
      <text:p text:style-name="P4"><text:span text:style-name="T1"/></text:p>
      <text:p text:style-name="P4"><text:span text:style-name="T1">Debería existir unha breve lista das funcionalidades que o programa soporta (se algo aínda non estiver completo, podes listalo, mais poñendo "&lt;emphasis&gt;planeado&lt;emphasis&gt;" ou "&lt;emphasis&gt;en &amp;nbsp; progreso&lt;/emphasis&gt;"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span></text:p>
      <text:p text:style-name="P4"><text:span text:style-name="T1"/></text:p>
      <text:p text:style-name="P4"><text:span text:style-name="T1">&lt;blockquote&gt; &lt;para&gt;&lt;emphasis&gt;Crear un indexador de texto completo e motor de procura cunha API usable por programadores, que permita fornecer servizos de procura para grandes coleccións de ficheiros.&lt;/emphasis&gt;&lt;/para&gt; &lt;/blockquote&gt; &lt;para&gt;A lista de funcionalidades e requirimentos daría os detalles, restrinxindo o ámbito da declaración de obxectivos:&lt;/para&gt; &lt;blockquote&gt; &lt;para&gt;&lt;emphasis&gt;Funcionalidades:&lt;/emphasis&gt;&lt;/para&gt; &lt;itemizedlist&gt; &lt;listitem&gt;&lt;para&gt;&lt;emphasis&gt;Procura en texto plano, HTML, e XML&lt;/emphasis&gt;&lt;/para&gt; &lt;/listitem&gt; &lt;listitem&gt;&lt;para&gt;&lt;emphasis&gt;Procura de palabras ou frases&lt;/emphasis&gt;&lt;/para&gt; &lt;/listitem&gt; &lt;listitem&gt;&lt;para&gt;&lt;emphasis&gt;(planeada) Coincidencias aproximadas (Fuzzy matching)&lt;/emphasis&gt;&lt;/para&gt; &lt;/listitem&gt; &lt;listitem&gt;&lt;para&gt;&lt;emphasis&gt;(planeada) Actualización incremental de índices&lt;/emphasis&gt;&lt;/para&gt; &lt;/listitem&gt; &lt;listitem&gt;&lt;para&gt;&lt;emphasis&gt;(planeada) Indexación de sitios Web remotos&lt;/emphasis&gt;&lt;/para&gt; &lt;/listitem&gt; &lt;/itemizedlist&gt; &lt;para&gt;&lt;emphasis&gt;Requerementos:&lt;/emphasis&gt;&lt;/para&gt; &lt;itemizedlist&gt; &lt;listitem&gt;&lt;para&gt;&lt;emphasis&gt;Python 2.2 ou superior&lt;/emphasis&gt;&lt;/para&gt; &lt;/listitem&gt; &lt;listitem&gt;&lt;para&gt;&lt;emphasis&gt;Espazo en disco suficiente para almacenar os índices (aproximadamente 2x o tamaño orixinal do conxunto de datos)&lt;/emphasis&gt;&lt;/para&gt; &lt;/listitem&gt; &lt;/itemizedlist&gt; &lt;/blockquote&gt; </text:span></text:p>
      <text:p text:style-name="P4"><text:span text:style-name="T1"/></text:p>
      <text:p text:style-name="P4"><text:span text:style-name="T1">Con esta información, os lectores poden ter unha idea de se este programa é o que necesitan e valorar a súa implicación no proxecto como desenvolvedores. </text:span></text:p>
      <text:p text:style-name="P4"><text:span text:style-name="T1"/></text:p>
      <text:p text:style-name="P4"><text:span text:style-name="T1">Estado do desenvolvemento </text:span></text:p>
      <text:p text:style-name="P4"><text:span text:style-name="T1"/></text:p>
      <text:p text:style-name="P4"><text:span text:style-name="T1">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text:span><text:soft-page-break/><text:span text:style-name="T1">recibir informes de erros, etc </text:span></text:p>
      <text:p text:style-name="P4"><text:span text:style-name="T1"/></text:p>
      <text:p text:style-name="P4"><text:span text:style-name="T1">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span></text:p>
      <text:p text:style-name="P4"><text:span text:style-name="T1"/></text:p>
      <text:p text:style-name="P4"><text:span text:style-name="T1">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lt;emphasis&gt;máis&lt;/emphasis&gt; estable do que o usuario espera, que o caso contrario. O mellor boca a boca vén de sorpresas agradables. </text:span></text:p>
      <text:p text:style-name="P4"><text:span text:style-name="T1"/></text:p>
      <text:p text:style-name="P4"><text:span text:style-name="T1">Alpha e Beta </text:span></text:p>
      <text:p text:style-name="P4"><text:span text:style-name="T1"/></text:p>
      <text:p text:style-name="P4"><text:span text:style-name="T1">O termo &lt;firstterm&gt;alpha&lt;/firstterm&gt;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lt;firstterm&gt;beta&lt;/firstterm&gt;,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span></text:p>
      <text:p text:style-name="P4"><text:span text:style-name="T1"/></text:p>
      <text:p text:style-name="P4"><text:span text:style-name="T1">Descargas </text:span></text:p>
      <text:p text:style-name="P4"><text:span text:style-name="T1"/></text:p>
      <text:p text:style-name="P4"><text:span text:style-name="T1">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span></text:p>
      <text:p text:style-name="P4"><text:span text:style-name="T1"/></text:p>
      <text:p text:style-name="P4"><text:span text:style-name="T1">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span></text:p>
      <text:p text:style-name="P4"><text:span text:style-name="T1"/></text:p>
      <text:p text:style-name="P4"><text:span text:style-name="T1">Aínda que pareza obvio, moitos proxectos non se molestan en estandarizar o proceso de instalación ata moi tarde, dicíndose a si mesmos que teñen tempo a facelo máis adiante: &lt;emphasis&gt;"Enfrontarémonos a esas cuestións cando o código estea case pronto."&lt;/emphasis&gt; Mais non se decatan de que deixando para o final os aburridos procesos de construción e instalación do código están a atrasar a finalización do proxecto&amp;mdash; xa que desalentan a desenvolvedores que de outra maneira poderían ter </text:span><text:soft-page-break/><text:span text:style-name="T1">contribuído no proxecto. O peor de todo é que &lt;emphasis&gt;non saben&lt;/emphasis&gt;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4"><text:span text:style-name="T1"/></text:p>
      <text:p text:style-name="P4"><text:span text:style-name="T1">As tarefas aburridas cun alto beneficio deberían ser feitas nas etapas iniciais do proxecto. E baixar a barreira de entrada utilizando un bo sistema de empacotamento consegue un grande beneficio. </text:span></text:p>
      <text:p text:style-name="P4"><text:span text:style-name="T1"/></text:p>
      <text:p text:style-name="P4"><text:span text:style-name="T1">Cando se publica un pacote descarregable, é vital asignar un número único de versión á publicación, para que a xente poida comparar entre 2 publicacións diferentes e saber cal substitúe cal. Pódese atopar información detallada sobre a numeración de versións en &lt;xref linkend="release-numbering"/&gt;, e os detalles de estandarización dos procesos de construción e instalación son tratados en &lt;xref linkend="packaging"/&gt;&lt;phrase output="printed"&gt;, ambos en &lt;xref linkend="development-cycle"/&gt;&lt;/phrase&gt;. </text:span></text:p>
      <text:p text:style-name="P4"><text:span text:style-name="T1"/></text:p>
      <text:p text:style-name="P4"><text:span text:style-name="T1">Control de versións e acceso ao Sistema de notificación de erros (bug tracking system) </text:span></text:p>
      <text:p text:style-name="P4"><text:span text:style-name="T1"/></text:p>
      <text:p text:style-name="P4"><text:span text:style-name="T1">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amp;mdash; tanto para usuarios como para desenvolvedores &amp;mdash; de que o proxecto está facendo un esforzo por darlle á xente o que precisa para participar. Se non for posible ofrecer control de versións neste momento, indica que se está montando a infraestrutura. Todo o relativo ao control de versións estúdase en detalle en &lt;xref linkend="vc"/&gt;&lt;phrase output="printed"&gt; dentro de &lt;xref linkend="technical-infrastructure"/&gt;&lt;/phrase&gt;. </text:span></text:p>
      <text:p text:style-name="P4"><text:span text:style-name="T1"/></text:p>
      <text:p text:style-name="P4"><text:span text:style-name="T1">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span></text:p>
      <text:p text:style-name="P4"><text:span text:style-name="T1"/></text:p>
      <text:p text:style-name="P4"><text:span text:style-name="T1">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lt;emphasis&gt;ratio&lt;/emphasis&gt; de rexistros saudable e os visitantes non se alarmarán polo baixo número total de erros rexistrados. </text:span></text:p>
      <text:p text:style-name="P4"><text:span text:style-name="T1"/></text:p>
      <text:p text:style-name="P4"><text:span text:style-name="T1">É preciso sinalar que os sistemas de notificación de erros son habitualmente empregados non só para </text:span><text:soft-page-break/><text:span text:style-name="T1">manter un rexistro de erros no software, senón tamén para indicar peticións de funcionalidades, mudanzas na documentación, tarefas pendentes, etc. Os detalles sobre a xestión dun sistema de notificación de erros son comentados en &lt;xref linkend="bug-tracker"/&gt;&lt;phrase output="printed"&gt; dentro de &lt;xref linkend="technical-infrastructure"/&gt;&lt;/phrase&gt;, polo que non se entrará en detalles aquí. Desde o punto de vista da presentación, a importancia radica en &lt;emphasis&gt;ter&lt;/emphasis&gt; un sistema de notificación e asegurarse de que é visible desde a páxina principal do proxecto. </text:span></text:p>
      <text:p text:style-name="P4"><text:span text:style-name="T1"/></text:p>
      <text:p text:style-name="P4"><text:span text:style-name="T1">Canais de comunicación </text:span></text:p>
      <text:p text:style-name="P4"><text:span text:style-name="T1"/></text:p>
      <text:p text:style-name="P4"><text:span text:style-name="T1">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span></text:p>
      <text:p text:style-name="P4"><text:span text:style-name="T1"/></text:p>
      <text:p text:style-name="P4"><text:span text:style-name="T1">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span></text:p>
      <text:p text:style-name="P4"><text:span text:style-name="T1"/></text:p>
      <text:p text:style-name="P4"><text:span text:style-name="T1">Xa que este capítulo unicamente versa sobre como iniciar un proxecto, chega con dicir que os foros de comunicacións teñen que existir. Máis adiante, en &lt;xref linkend="growth"/&gt;&lt;phrase output="printed"&gt; dentro de &lt;xref linkend="communications"/&gt;&lt;/phrase&gt;, examinarase onde e como establecer as maneiras en que poden ser xestionados e moderados, e como separar foros de usuarios de foros de desenvolvedores, cando for preciso, sen crear un abismo infranqueable. </text:span></text:p>
      <text:p text:style-name="P4"><text:span text:style-name="T1"/></text:p>
      <text:p text:style-name="P4"><text:span text:style-name="T1">Pautas de desenvolvemento </text:span></text:p>
      <text:p text:style-name="P4"><text:span text:style-name="T1"/></text:p>
      <text:p text:style-name="P4"><text:span text:style-name="T1">Se alguén estiver a pensar en contribuír a un proxecto, buscará as pautas de desenvolvemento. Estas pautas non son tanto técnicas como sociais: explican como os desenvolvedores interaxen entre si e cos usuarios ou como se realiza o traballo. </text:span></text:p>
      <text:p text:style-name="P4"><text:span text:style-name="T1"/></text:p>
      <text:p text:style-name="P4"><text:span text:style-name="T1">Este tema trátase en detalle en &lt;xref linkend="written-rules"/&gt;&lt;phrase output="printed"&gt; dentro de &lt;xref linkend="social-infrastructure"/&gt;&lt;/phrase&gt;, mais os elementos básicos das pautas de desenvolvemento son: &lt;itemizedlist&gt; &lt;listitem&gt;&lt;para&gt;ligazóns aos foros onde interaxir con outros desenvolvedores&lt;/listitem&gt; &lt;listitem&gt;&lt;para&gt;instrucións sobre como notificar erros e enviar remendos&lt;/listitem&gt; &lt;listitem&gt;&lt;para&gt;indicacións sobre como o desenvolvemento se realiza habitualmente &amp;mdash; é o proxecto unha ditadura benevolente? unha democracia? calquera outra cousa? &lt;/para&gt; &lt;/listitem&gt; &lt;/itemizedlist&gt;. 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span></text:p>
      <text:p text:style-name="P4"><text:soft-page-break/><text:span text:style-name="T1"/></text:p>
      <text:p text:style-name="P4"><text:span text:style-name="T1">Pódese observar aquí &lt;ulink url="http://svn.collab.net/repos/svn/trunk/www/hacking.html"&gt;&lt;/ulink&gt; un exemplo de pautas de desenvolvemento, ou &lt;ulink url="http://www.openoffice.org/dev_docs/guidelines.html"&gt;&lt;/ulink&gt; para pautas máis enfocadas á gobernanza e ao espírito de participación e menos en aspectos técnicos. </text:span></text:p>
      <text:p text:style-name="P4"><text:span text:style-name="T1"/></text:p>
      <text:p text:style-name="P4"><text:span text:style-name="T1">O tema de como fornecer unha introdución á aplicación para o programador discutirase máis adiante neste mesmo capítulo&lt;xref linkend="developer-documentation"/&gt;&lt;phrase output="printed"&gt;&lt;/phrase&gt; </text:span></text:p>
      <text:p text:style-name="P4"><text:span text:style-name="T1"/></text:p>
      <text:p text:style-name="P4"><text:span text:style-name="T1">Documentación </text:span></text:p>
      <text:p text:style-name="P4"><text:span text:style-name="T1"/></text:p>
      <text:p text:style-name="P4"><text:span text:style-name="T1">A documentación é esencial. É preciso que exista&lt;emphasis&gt;algo&lt;/emphasis&gt;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amp;mdash; son pequenas tarefas que polo xeral se realizan e habitualmente non precisan ser revisadas unha vez feitas. Por outra banda, a documentación é algo que nunca remata, o que pode ser unha das razóns polas que sempre se atrasa ou non se realiza. </text:span></text:p>
      <text:p text:style-name="P4"><text:span text:style-name="T1"/></text:p>
      <text:p text:style-name="P4"><text:span text:style-name="T1">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lt;emphasis&gt;redactores&lt;/emphasis&gt; da documentación coñecen demasiado ben &amp;mdash; polo que pode ser difícil para eles poñerse no punto de vista do lector e listar os pasos que (para o escritor) parecen tan obvios que non paga a pena mencionar. </text:span></text:p>
      <text:p text:style-name="P4"><text:span text:style-name="T1"/></text:p>
      <text:p text:style-name="P4"><text:span text:style-name="T1">Non hai unha solución máxica para este problema. Alguén ten que sentarse e escribila para logo presentarlla a un usuario novato e comprobar a calidade. Usa un formato sinxelo, fácil de editar como HTML, texto plano, Texinfo ou algunha variante do XML &amp;mdash; algo que sexa facilmente editable. Isto vai facilitar as melloras incrementais tanto por parte dos escritores actuais como dos que se unan máis tarde ao proxecto e desexen traballar sobre a documentación. </text:span></text:p>
      <text:p text:style-name="P4"><text:span text:style-name="T1"/></text:p>
      <text:p text:style-name="P4"><text:span text:style-name="T1">Un modo de asegurarse de que se fai a documentación é limitar o seu alcance por adiantado. Desta forma, escribila non parecerá unha tarefa sen fin. Unha boa regra xeral é seguir uns criterios mínimos: </text:span></text:p>
      <text:p text:style-name="P4"><text:span text:style-name="T1"/></text:p>
      <text:p text:style-name="P4"><text:span text:style-name="T1">Indicarlle ao lector claramente o nivel técnico que precisa ter. </text:span></text:p>
      <text:p text:style-name="P4"><text:span text:style-name="T1"/></text:p>
      <text:p text:style-name="P4"><text:span text:style-name="T1">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span></text:p>
      <text:p text:style-name="P4"><text:span text:style-name="T1"/></text:p>
      <text:p text:style-name="P4"><text:span text:style-name="T1">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text:span><text:soft-page-break/><text:span text:style-name="T1">&amp;mdash; e, con sorte, comezará a xerar documentación por el mesmo. O que nos leva ao seguinte punto. </text:span></text:p>
      <text:p text:style-name="P4"><text:span text:style-name="T1"/></text:p>
      <text:p text:style-name="P4"><text:span text:style-name="T1">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span></text:p>
      <text:p text:style-name="P4"><text:span text:style-name="T1"/></text:p>
      <text:p text:style-name="P4"><text:span text:style-name="T1">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amp;mdash; á vez que o proxecto mostrará ter un sólido coñecemento de como está progresando. </text:span></text:p>
      <text:p text:style-name="P4"><text:span text:style-name="T1"/></text:p>
      <text:p text:style-name="P4"><text:span text:style-name="T1">Manter unha FAQ (preguntas frecuentes) </text:span></text:p>
      <text:p text:style-name="P4"><text:span text:style-name="T1"/></text:p>
      <text:p text:style-name="P4"><text:span text:style-name="T1">Unha &lt;firsttem&gt;FAQ&lt;/firsttem&gt; (un documento de preguntas frecuentes) pode ser un dos mellores investimentos que un proxecto pode facer en termos de documentación. As FAQs están altamente enfocadas ás preguntas que os usuarios e desenvolvedores preguntan &amp;mdash; e que pode ser o contrario ás preguntas que ti &lt;emphasis&gt;esperabas&lt;/emphasis&gt; que fixeran &amp;mdash; unha FAQ detallada soe dar a quen procura a resposta exacta que estaba a esperar. A FAQ é habitualmente o primeiro lugar onde os usuarios consultan cando atopan un problema, mesmo antes do manual oficial, e é o documento do proxecto que probablemente máis se vai enlazar desde outros lugares. </text:span></text:p>
      <text:p text:style-name="P4"><text:span text:style-name="T1"/></text:p>
      <text:p text:style-name="P4"><text:span text:style-name="T1">Infelizmente, a FAQ non se pode realizar ao principio do proxecto. As boas FAQ non están escritas, medran. Son documentos reactivos, que evolúen a través do tempo en resposta ao uso diario da aplicación. Xa que é imposible anticipar correctamente as preguntas que van ser realizadas, é imposible sentarse e redixir unha FAQ útil desde cero. </text:span></text:p>
      <text:p text:style-name="P4"><text:span text:style-name="T1"/></text:p>
      <text:p text:style-name="P4"><text:span text:style-name="T1">Polo tanto, non esbanxes o tempo facéndoo. Porén, pode ser útil crear un molde inicial para as FAQ, de maneira que exista un lugar obvio onde as persoas contribúan con preguntas e respostas cando o proxecto comece a andar. Nesta etapa, o máis importante non é que estean completas, senón a conveniencia: se é sinxelo engadir contido á FAQ, a xente vaino facer. O mantemento correcto da FAQ non é un problema trivial e será comentado máis a fondo en &lt;xref linkend="faq-manager"/&gt;&lt;phrase output="printed"&gt; en &lt;xref linkend="managing-volunteers"/&gt;&lt;/phrase&gt;. </text:span></text:p>
      <text:p text:style-name="P4"><text:span text:style-name="T1"/></text:p>
      <text:p text:style-name="P4"><text:span text:style-name="T1">Dispoñibilidade da documentación </text:span></text:p>
      <text:p text:style-name="P4"><text:span text:style-name="T1"/></text:p>
      <text:p text:style-name="P4"><text:span text:style-name="T1">A documentación debe estar dispoñible desde 2 lugares: en liña (directamente desde a páxina web) &lt;emphasis&gt;e&lt;emphasis&gt; na distribución descarregable da aplicación (ver &lt;xref linkend="packaging"/&gt;&lt;phrase output="printed"&gt; in &lt;xref linkend="development-cycle"/&gt;&lt;/phrase&gt;). É preciso que estea en liña, de modo navegable, xa que a xente habitualmente le a documentación &lt;emphasis&gt;antes&lt;/emphasis&gt; de descarregar o programa por primeira vez, para decidir se paga a pena facelo. Mais tamén debería ir acompañando o programa, baixo o principio de que a aplicación debería facer accesible todo aquilo que alguén necesitar para usar o programa. </text:span></text:p>
      <text:p text:style-name="P4"><text:soft-page-break/><text:span text:style-name="T1"/></text:p>
      <text:p text:style-name="P4"><text:span text:style-name="T1">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lt;emphasis&gt;non&lt;/emphasis&gt;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span></text:p>
      <text:p text:style-name="P4"><text:span text:style-name="T1"/></text:p>
      <text:p text:style-name="P4"><text:span text:style-name="T1">Documentación para desenvolvedores </text:span></text:p>
      <text:p text:style-name="P4"><text:span text:style-name="T1"/></text:p>
      <text:p text:style-name="P4"><text:span text:style-name="T1">A documentación para desenvolvedores está escrita para axudar os programadores a entenderen o código, para que poidan reparalo ou estendelo con máis funcionalidades. Isto é diferente das &lt;emphasis&gt;pautas de desenvolvemento&lt;/emphasis&gt; 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lt;ulink url="http://svn.collab.net/repos/svn/trunk/www/hacking.html"&gt;&lt;/ulink&gt; exemplo mostrado anteriormente), mais non ten por que ser así. </text:span></text:p>
      <text:p text:style-name="P4"><text:span text:style-name="T1"/></text:p>
      <text:p text:style-name="P4"><text:span text:style-name="T1">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span></text:p>
      <text:p text:style-name="P4"><text:span text:style-name="T1"/></text:p>
      <text:p text:style-name="P4"><text:span text:style-name="T1">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span></text:p>
      <text:p text:style-name="P4"><text:span text:style-name="T1"/></text:p>
      <text:p text:style-name="P4"><text:span text:style-name="T1">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lt;xref linkend="wikis"/&gt;&lt;phrase output="printed"&gt; en &lt;xref linkend="technical-infrastructure"/&gt;&lt;/phrase&gt; para máis información. </text:span></text:p>
      <text:p text:style-name="P4"><text:span text:style-name="T1"/></text:p>
      <text:p text:style-name="P4"><text:span text:style-name="T1">Exemplos de saídas e capturas de pantalla </text:span></text:p>
      <text:p text:style-name="P4"><text:span text:style-name="T1"/></text:p>
      <text:p text:style-name="P4"><text:span text:style-name="T1">Se o proxecto envolve o uso dunha interface de usuario gráfica ou se produce saídas gráficas ou distintivas dalgunha outra forma, publica algúns exemplos na páxina web do proxecto. No caso de </text:span><text:soft-page-break/><text:span text:style-name="T1">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lt;emphasis&gt;a aplicación funciona&lt;/emphasis&gt;. Pode ter erros, ser complicada de instalar ou ter documentación incompleta, mais esa captura de pantalla é a proba de que se un fai o suficiente esforzo, é posible facela funcionar. </text:span></text:p>
      <text:p text:style-name="P4"><text:span text:style-name="T1"/></text:p>
      <text:p text:style-name="P4"><text:span text:style-name="T1">Capturas de pantalla </text:span></text:p>
      <text:p text:style-name="P4"><text:span text:style-name="T1"/></text:p>
      <text:p text:style-name="P4"><text:span text:style-name="T1">Debido a que as capturas de pantalla poden ser desalentadoras ata que fas unhas poucas, aquí tes unhas instrucións básicas para facelas. En Gimp (&lt;ulink url="http://www.gimp.org/"&gt;&lt;/ulink&gt;), abre o menú &lt;guimenu&gt;Arquivo&lt;/guimenu&gt;-&amp;gt;&lt;guimenu&gt;Tomar&lt;/guimenu&gt;-&amp;gt;&lt;guimenu&gt;Captura de pantalla&lt;/guimenu&gt;, escoller &lt;guimenuitem&gt;Unha&amp;nbsp;única&amp;nbsp;xanela&lt;/guimenuitem&gt; ou &lt;guimenuitem&gt;Xanela&amp;nbsp;completa&lt;/guimenuitem&gt;, preme en &lt;guimenuitem&gt;Capturar&lt;/guimenuitem&gt;. A seguinte vez que premas unha xanela ou pantalla vai ser capturada como imaxe no Gimp. Recorta e redimensiona a imaxe tanto como for necesario, usando as instrucións que podes atopar en &lt;ulink url="http://www.gimp.org/tutorials/Lite_Quickies/#crop"&gt;&lt;/ulink&gt;. </text:span></text:p>
      <text:p text:style-name="P4"><text:span text:style-name="T1"/></text:p>
      <text:p text:style-name="P4"><text:span text:style-name="T1">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span></text:p>
      <text:p text:style-name="P4"><text:span text:style-name="T1"/></text:p>
      <text:p text:style-name="P4"><text:span text:style-name="T1">Aloxamento enlatado </text:span></text:p>
      <text:p text:style-name="P4"><text:span text:style-name="T1"/></text:p>
      <text:p text:style-name="P4"><text:span text:style-name="T1">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look&amp;feel" das páxinas dos proxectos. </text:span></text:p>
      <text:p text:style-name="P4"><text:span text:style-name="T1"/></text:p>
      <text:p text:style-name="P4"><text:span text:style-name="T1">Ver &lt;xref linkend="canned-hosting"/&gt;&lt;phrase output="printed"&gt; en &lt;xref linkend="technical-infrastructure"/&gt;&lt;/phrase&gt; para obter máis detalles sobre as vantaxes e desvantaxes de usar aloxamento enlatado así como para obter unha lista de sitios que o ofrecen. </text:span></text:p>
      <text:p text:style-name="P4"><text:span text:style-name="T1"/></text:p>
      <text:p text:style-name="P4"><text:span text:style-name="T1">Escoller unha licenza e aplicala </text:span></text:p>
      <text:p text:style-name="P4"><text:span text:style-name="T1"/></text:p>
      <text:p text:style-name="P4"><text:span text:style-name="T1">Esta sección pretende ser unha rápida guía sobre como escoller licenzas. Le &lt;xref linkend="legal"/&gt; para comprenderes as implicacións legais das diferentes licenzas, e como a licenza que escollas podo afectar a como a xente pode integrar o teu programa con outros. </text:span></text:p>
      <text:p text:style-name="P4"><text:span text:style-name="T1"/></text:p>
      <text:p text:style-name="P4"><text:span text:style-name="T1">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span></text:p>
      <text:p text:style-name="P4"><text:span text:style-name="T1"/></text:p>
      <text:p text:style-name="P4"><text:span text:style-name="T1">As licenzas "Fai o que queiras" </text:span></text:p>
      <text:p text:style-name="P4"><text:soft-page-break/><text:span text:style-name="T1"/></text:p>
      <text:p text:style-name="P4"><text:span text:style-name="T1">Se che parece ben que o código do teu proxecto poida ser integrado en programas propietarios, usa una licenza estilo &lt;firstterm&gt;MIT/X&lt;/firstterm&gt;. É a máis sinxela de moitas licenzas que unicamente declaran un copyright nominal (sen restrinxir a copia) e especifica que o código ven sen garantía. Ver &lt;xref linkend="license-choosing-mit-x"/&gt; para os detalles. </text:span></text:p>
      <text:p text:style-name="P4"><text:span text:style-name="T1"/></text:p>
      <text:p text:style-name="P4"><text:span text:style-name="T1">A licenza GPL </text:span></text:p>
      <text:p text:style-name="P4"><text:span text:style-name="T1"/></text:p>
      <text:p text:style-name="P4"><text:span text:style-name="T1">Se non desexas que o teu código poida ser usado en programas propietarios, usa a GNU General Public License (&lt;ulink url="http://www.gnu.org/licenses/gpl.html"&gt;&lt;/ulink&gt;).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lt;xref linkend="license-choosing-gpl"/&gt;&lt;phrase output="printed"&gt; en &lt;xref linkend="legal"/&gt;&lt;/phrase&gt; para máis detalles. </text:span></text:p>
      <text:p text:style-name="P4"><text:span text:style-name="T1"/></text:p>
      <text:p text:style-name="P4"><text:span text:style-name="T1">Se os usuarios interaxiren co teu código a través da rede &amp;mdash; isto é, se o programa é parte dun servizo aloxado &amp;mdash; podes considerar o uso da &lt;firstterm&gt;GNU Affero GPL&lt;/firstterm&gt;. Ver &lt;xref linkend="gnu-affero-gpl"/&gt;&lt;phrase output="printed"&gt; in &lt;xref linkend="legal"/&gt;&lt;/phrase&gt; para máis información. </text:span></text:p>
      <text:p text:style-name="P4"><text:span text:style-name="T1"/></text:p>
      <text:p text:style-name="P4"><text:span text:style-name="T1">Como aplicar unha licenza ao teu código </text:span></text:p>
      <text:p text:style-name="P4"><text:span text:style-name="T1"/></text:p>
      <text:p text:style-name="P4"><text:span text:style-name="T1">Unha vez escolleres unha licenza, deberás indicalo na páxina principal do proxecto. Non é preciso incluíres o texto completo da licenza, unicamente dar o seu nome e pór unha ligazón ao texto completo. </text:span></text:p>
      <text:p text:style-name="P4"><text:span text:style-name="T1"/></text:p>
      <text:p text:style-name="P4"><text:span text:style-name="T1">Isto dille ao público baixo que licenza será publicado o software, máis non é suficiente para fins legais. Para iso, o software en si mesmo debe conter a licenza. A maneira habitual de facelo é poñendo o texto da licenza completa nun ficheiro chamado &lt;filename&gt;COPYING&lt;/filename&gt; ou &lt;filename&gt;LICENSE&lt;/filename&gt;, así como poñer un aviso no cabezallo de cada ficheiro de código fonte, indicando a data do "copyright", mantedor e licenza usada e indicando onde atopar o texto completo. </text:span></text:p>
      <text:p text:style-name="P4"><text:span text:style-name="T1"/></text:p>
      <text:p text:style-name="P4"><text:span text:style-name="T1">Existen moitas variacións deste padrón, así que unicamente imos ver un deles. A GNU GPL di que se debe poñer un aviso como o seguinte no cabezallo de cada ficheiro de código fonte: </text:span></text:p>
      <text:p text:style-name="P4"><text:span text:style-name="T1"/></text:p>
      <text:p text:style-name="P4"><text:span text:style-name="T1">Copyright (C) &amp;lt;ano&amp;gt; <text:s/>&amp;lt;nome do autor&amp;gt; </text:span></text:p>
      <text:p text:style-name="P4"><text:span text:style-name="T1"/></text:p>
      <text:p text:style-name="P4"><text:span text:style-name="T1">This program is free software: you can redistribute it and/or modify </text:span></text:p>
      <text:p text:style-name="P4"><text:span text:style-name="T1">it under the terms of the GNU General Public License as published by </text:span></text:p>
      <text:p text:style-name="P4"><text:span text:style-name="T1">the Free Software Foundation, either version 3 of the License, or </text:span></text:p>
      <text:p text:style-name="P4"><text:span text:style-name="T1">(at your option) any later version. </text:span></text:p>
      <text:p text:style-name="P4"><text:span text:style-name="T1"/></text:p>
      <text:p text:style-name="P4"><text:span text:style-name="T1">This program is distributed in the hope that it will be useful, </text:span></text:p>
      <text:p text:style-name="P4"><text:span text:style-name="T1">but WITHOUT ANY WARRANTY; without even the implied warranty of </text:span></text:p>
      <text:p text:style-name="P4"><text:span text:style-name="T1">MERCHANTABILITY or FITNESS FOR A PARTICULAR PURPOSE. <text:s/>See the </text:span></text:p>
      <text:p text:style-name="P4"><text:span text:style-name="T1">GNU General Public License for more details. </text:span></text:p>
      <text:p text:style-name="P4"><text:span text:style-name="T1"/></text:p>
      <text:p text:style-name="P4"><text:span text:style-name="T1">You should have received a copy of the GNU General Public License </text:span></text:p>
      <text:p text:style-name="P4"><text:span text:style-name="T1">along with this program. <text:s/>If not, see &amp;lt;http://www.gnu.org/licenses/&amp;gt; </text:span></text:p>
      <text:p text:style-name="P4"><text:soft-page-break/><text:span text:style-name="T1"/></text:p>
      <text:p text:style-name="P4"><text:span text:style-name="T1">O texto non indica especificamente que a copia da licenza se pode atopar no ficheiro &lt;filename&gt;COPYING&lt;filename&gt;,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span></text:p>
      <text:p text:style-name="P4"><text:span text:style-name="T1"/></text:p>
      <text:p text:style-name="P4"><text:span text:style-name="T1">Axustando o ton</text:span></text:p>
      <text:p text:style-name="P4"><text:span text:style-name="T1"/></text:p>
      <text:p text:style-name="P4"><text:span text:style-name="T1">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span></text:p>
      <text:p text:style-name="P4"><text:span text:style-name="T1"/></text:p>
      <text:p text:style-name="P4"><text:span text:style-name="T1">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span></text:p>
      <text:p text:style-name="P4"><text:span text:style-name="T1"/></text:p>
      <text:p text:style-name="P4"><text:span text:style-name="T1">Hai algunhas razóns polas que as cousas funcionan así. O crecemento e a alta taxa de rotación entre voluntarios non son tan nocivos como para precisar da acumulación de normas sociais, como un puidera pensar a primeira vista. Mentres a mudanza non teña lugar &lt;emphasis&gt;demasiado&lt;/emphasis&gt;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span></text:p>
      <text:p text:style-name="P4"><text:span text:style-name="T1"/></text:p>
      <text:p text:style-name="P4"><text:span text:style-name="T1">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span></text:p>
      <text:p text:style-name="P4"><text:span text:style-name="T1"/></text:p>
      <text:p text:style-name="P4"><text:span text:style-name="T1">A continuación hai algúns exemplos de cousas que se poden facer para sentar bos precedentes. Non </text:span><text:soft-page-break/><text:span text:style-name="T1">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lt;emphasis&gt;sintan&lt;/emphasis&gt; como se estivesen todos no mesmo cuarto. Canto máis se sintan desta maneira, máis desexarán participar no proxecto. Escollín os seguintes exemplos particulares xa que foron os que se propuxeron no proxecto Subversion (&lt;ulink url="http://subversion.tigris.irg"&gt;&lt;/ulink&gt;), no cal participei desde os seus inicios. Mais non son únicos ao proxecto Subversion; situacións como as seguintes ocorren na maioría dos proxectos de software libre, e deberían ser vistas como oportunidades para comezar con bo pé. </text:span></text:p>
      <text:p text:style-name="P4"><text:span text:style-name="T1"/></text:p>
      <text:p text:style-name="P4"><text:span text:style-name="T1">Evita os debates privados </text:span></text:p>
      <text:p text:style-name="P4"><text:span text:style-name="T1"/></text:p>
      <text:p text:style-name="P4"><text:span text:style-name="T1">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lt;foreignphrase&gt;faits accomplis&lt;/foreignphrase&gt;, ou como as firmes recomendacións dun unido e influente bloco de votantes, será moi grande. </text:span></text:p>
      <text:p text:style-name="P4"><text:span text:style-name="T1"/></text:p>
      <text:p text:style-name="P4"><text:span text:style-name="T1">Non o fagas. </text:span></text:p>
      <text:p text:style-name="P4"><text:span text:style-name="T1"/></text:p>
      <text:p text:style-name="P4"><text:span text:style-name="T1">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span></text:p>
      <text:p text:style-name="P4"><text:span text:style-name="T1"/></text:p>
      <text:p text:style-name="P4"><text:span text:style-name="T1">O debate contribuirá ao adestramento e educación dos novos desenvolvedores. Non é posible saber cantos ollos están a seguir a conversa; e embora a maioría da xente non participe, moitos poden estar observando en silencio, obtendo información sobre o proxecto. </text:span></text:p>
      <text:p text:style-name="P4"><text:span text:style-name="T1"/></text:p>
      <text:p text:style-name="P4"><text:span text:style-name="T1">O debate formarate na arte de explicar cuestións técnicas a xente que non está tan familiarizada co programa coma ti. Esta é unha capacidade que require práctica e non podes practicala con xente que xa sabe o que ti sabes. </text:span></text:p>
      <text:p text:style-name="P4"><text:span text:style-name="T1"/></text:p>
      <text:p text:style-name="P4"><text:span text:style-name="T1">O debate e as súas conclusións estarán dispoñibles en arquivos públicos, evitando que futuros debates reincidan sobre os mesmos pasos. Ver &lt;xref linkend="using-archives"/&gt;&lt;phrase output="printed"&gt; en &lt;xref linkend="communications"/&gt;&lt;/phrase&gt;. </text:span></text:p>
      <text:p text:style-name="P4"><text:span text:style-name="T1"/></text:p>
      <text:p text:style-name="P4"><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text:span><text:soft-page-break/><text:span text:style-name="T1">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 &lt;footnote&gt;&lt;para&gt;Aínda non o puxemos na sección de créditos, mais por practicar o que máis tarde predicarei: o nome do observador é Brian Behlendorf, e foi el quen sinalou a necesidade de manter todos os debates en público a menos que existise algunha razón concreta para facelo en privado.&lt;/para&gt;&lt;/footnote&gt;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lt;emphasis&gt;moi&lt;/emphasis&gt;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4"><text:span text:style-name="T1"/></text:p>
      <text:p text:style-name="P4"><text:span text:style-name="T1">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span></text:p>
      <text:p text:style-name="P4"><text:span text:style-name="T1"/></text:p>
      <text:p text:style-name="P4"><text:span text:style-name="T1">Naturalmente, hai certos debates que deben ser mantidos en privado; máis adiante no libro se poderán ver exemplos. Mais a política debería ser sempre: &lt;emphasis&gt;se non hai razón para que sexa privado, debe ser público&lt;/emphasis&gt;. </text:span></text:p>
      <text:p text:style-name="P4"><text:span text:style-name="T1"/></text:p>
      <text:p text:style-name="P4"><text:span text:style-name="T1">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 fixeres isto de modo coherente, a xente rapidamente seguirá esta política e comezará a usar os foros públicos por defecto. </text:span></text:p>
      <text:p text:style-name="P4"><text:span text:style-name="T1"/></text:p>
      <text:p text:style-name="P4"><text:span text:style-name="T1">Tolerancia cero coa mala educación </text:span></text:p>
      <text:p text:style-name="P4"><text:span text:style-name="T1"/></text:p>
      <text:p text:style-name="P4"><text:span text:style-name="T1">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amp;mdash; o que, por definición, non soe ser o caso ao principio do proxecto). Tolerancia cero simplemente significa que nunca deixes que os malos comportamentos pasen inadvertidos. Por exemplo, cando alguén publica un comentario técnico mesturado cun ataque &lt;foreignphrase&gt;ad hominen&lt;/foreignphrase&gt; sobre outro desenvolvedor do proxecto, é necesario que primeiro se trate o ataque &lt;foreignphrase&gt;ad hominen&lt;/foreignphrase&gt; como unha cuestión independente e unicamente despois diso debater o contido técnico. </text:span></text:p>
      <text:p text:style-name="P4"><text:span text:style-name="T1"/></text:p>
      <text:p text:style-name="P4"><text:span text:style-name="T1">Infelizmente, é moi sinxelo e demasiado típico, que debates construtivos se convertan en longos debates destrutivos "&lt;firstterm&gt;flames&lt;/firstterm&gt;"). A xente di cousas por email que nunca dirían cara a cara. Os temas de debate amplificarán este efecto: en cuestións técnicas, a xente habitualmente </text:span><text:soft-page-break/><text:span text:style-name="T1">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4"><text:span text:style-name="T1"/></text:p>
      <text:p text:style-name="P4"><text:span text:style-name="T1">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span></text:p>
      <text:p text:style-name="P4"><text:span text:style-name="T1"/></text:p>
      <text:p text:style-name="P4"><text:span text:style-name="T1">Agora, sobre a proposta. Creo que M estaba no certo cando dixo que ... </text:span></text:p>
      <text:p text:style-name="P4"><text:span text:style-name="T1"/></text:p>
      <text:p text:style-name="P4"><text:span text:style-name="T1">Embora esas respostas poidan parecer torpes, teñen un notable efecto. Se chamas a atención sobre os malos comportamentos mais non esixes unha desculpa pola parte que ofende, facilitas que a xente se calme e a seguinte vez amose un mellor comportamento &amp;mdash;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span></text:p>
      <text:p text:style-name="P4"><text:span text:style-name="T1"/></text:p>
      <text:p text:style-name="P4"><text:span text:style-name="T1">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span></text:p>
      <text:p text:style-name="P4"><text:span text:style-name="T1"/></text:p>
      <text:p text:style-name="P4"><text:span text:style-name="T1">Fomenta a revisión pública do código </text:span></text:p>
      <text:p text:style-name="P4"><text:span text:style-name="T1"/></text:p>
      <text:p text:style-name="P4"><text:span text:style-name="T1">Unha das mellores maneiras de favorecer unha comunidade de desenvolvemento produtiva é facer que a xente revise o código de outros. Para atinxilo de modo efectivo é precisa certa infraestrutura técnica &amp;mdash; en particular, o aviso de novos commits por email debe ser activado; ver &lt;xref linkend="commit-emails"/&gt; para máis detalles. O efecto de activar o aviso por email dos commits é que cada vez que alguén faga un commit sobre o repositorio de código do proxecto, un email será enviado mostrando o log do mensaxe e as mudanzas introducidas (ver &lt;xref linkend="vc-vocabulary-diff"/&gt;, en &lt;xref linkend="vc-vocabulary"/&gt;). A &lt;firstitem&gt;revisión de código&lt;/firstitem&gt; é a práctica de revisar os emails de commit que chegan, buscando erros e posibles melloras. </text:span></text:p>
      <text:p text:style-name="P4"><text:soft-page-break/><text:span text:style-name="T1"/></text:p>
      <text:p text:style-name="P4"><text:span text:style-name="T1">Así é como habitualmente se fai a revisión do código en proxectos de software libre. En proxectos máis centralizados, a "revisión do código" pode mesmo envolver grupos de persoas que se reúnen para procuraren problemas e patróns específicos sobre o código impreso. </text:span></text:p>
      <text:p text:style-name="P4"><text:span text:style-name="T1"/></text:p>
      <text:p text:style-name="P4"><text:span text:style-name="T1">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span></text:p>
      <text:p text:style-name="P4"><text:span text:style-name="T1"/></text:p>
      <text:p text:style-name="P4"><text:span text:style-name="T1">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span></text:p>
      <text:p text:style-name="P4"><text:span text:style-name="T1"/></text:p>
      <text:p text:style-name="P4"><text:span text:style-name="T1">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lt;emphasis&gt;cada commit&lt;/emphasis&gt;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span></text:p>
      <text:p text:style-name="P4"><text:span text:style-name="T1"/></text:p>
      <text:p text:style-name="P4"><text:span text:style-name="T1">Comeza a facer revisións desde o primeiro commit. A clase de problemas que son máis sinxelos de detectar mediante a revisión de diffs son as vulnerabilidades de seguridade, fugas de memoria, comentarios insuficientes ou documentación da API, erros "off-by-one",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span></text:p>
      <text:p text:style-name="P4"><text:span text:style-name="T1"/></text:p>
      <text:p text:style-name="P4"><text:span text:style-name="T1">Non te preocupes se non puideres atopar nada sobre o que comentares, ou se non souberes o suficiente </text:span><text:soft-page-break/><text:span text:style-name="T1">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span></text:p>
      <text:p text:style-name="P4"><text:span text:style-name="T1"/></text:p>
      <text:p text:style-name="P4"><text:span text:style-name="T1">Cando publicares un proxecto que estiver pechado ata agora, ten presente a magnitude da mudanza </text:span></text:p>
      <text:p text:style-name="P4"><text:span text:style-name="T1"/></text:p>
      <text:p text:style-name="P4"><text:span text:style-name="T1">Se vas facer público un proxecto existente, un que xa ten desenvolvedores activos afeitos a traballaren nun ambiente pechado, asegúrate de que todo o mundo comprende que a apertura supón unha gran mudanza &amp;mdash; e de que comprendes como se van sentir con ela. </text:span></text:p>
      <text:p text:style-name="P4"><text:span text:style-name="T1"/></text:p>
      <text:p text:style-name="P4"><text:span text:style-name="T1">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lt;emphasis&gt;aínda&lt;/emphasis&gt;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amp;mdash; de feito, probablemente lle ocorrerá a todos eles ao principio. Isto non se debe a que sexan malos programadores; é só que todo programa cunhas certas dimensións ten erros e a revisión entre pares deitará luz sobre algúns deles (ver &lt;xref linkend="code-review"/&gt;&lt;phrase output="printed"&gt; anteriormente neste capítulo&lt;/phrase&gt;).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span></text:p>
      <text:p text:style-name="P4"><text:span text:style-name="T1"/></text:p>
      <text:p text:style-name="P4"><text:span text:style-name="T1">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amp;mdash;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span></text:p>
      <text:p text:style-name="P4"><text:span text:style-name="T1"/></text:p>
      <text:p text:style-name="P4"><text:soft-page-break/><text:span text:style-name="T1">Hai outras cuestións a longo prazo que un debe ter en conta cando decide abrir un proxecto. &lt;xref linkend="money"/&gt; Explora as técnicas para envolver con suceso desenvolvedores pagados e voluntarios, e &lt;xref linkend="legal"/&gt; debate as dilixencias legais necesarias cando abrires un código que pode ter partes "propiedade" de terceiros. </text:span></text:p>
      <text:p text:style-name="P4"><text:span text:style-name="T1"/></text:p>
      <text:p text:style-name="P4"><text:span text:style-name="T1">Anunciar o proxecto </text:span></text:p>
      <text:p text:style-name="P4"><text:span text:style-name="T1"/></text:p>
      <text:p text:style-name="P4"><text:span text:style-name="T1">Unha vez o proxecto é presentable &amp;mdash; non perfecto, só presentable &amp;mdash; estás pronto para anuncialo ao mundo. Isto é un proceso sinxelo: vai a &lt;ulink url="http://freshmeat.net/"&gt;&lt;/ulink&gt;, pincha sobre &lt;guimenuitem&gt;Enviar&lt;/guimenuitem&gt; na barra de navegación superior e preenche un formulario coas características do teu proxecto. Freshmeat é o lugar onde todo o mundo procura novos proxectos. Unicamente tes que facer que uns poucos ollos se fixen para que a noticia sobre o teu proxecto se expanda. </text:span></text:p>
      <text:p text:style-name="P4"><text:span text:style-name="T1"/></text:p>
      <text:p text:style-name="P4"><text:span text:style-name="T1">Se coñeces listas de correo ou foros onde a publicación do proxecto poida ser de interese, faino tamén aí, mais tenta escribir exactamente &lt;emphasis&gt;unha&lt;/emphasis&gt; mensaxe por foro e dirixires a xente aos teus propios canais de comunicación para continuar a conversa (configurando o cabezallo &lt;sistemitem&gt;Reply-to&lt;/sistemitem&gt;). As mensaxes debería ser curtas e directas: </text:span></text:p>
      <text:p text:style-name="P4"><text:span text:style-name="T1"/></text:p>
      <text:p text:style-name="P4"><text:span text:style-name="T1">To: discuss@lists.example.org </text:span></text:p>
      <text:p text:style-name="P4"><text:span text:style-name="T1">Asunto: [ANN] Proxecto Scanley: indexador de texto completo </text:span></text:p>
      <text:p text:style-name="P4"><text:span text:style-name="T1">Reply-to: dev@scanley.org </text:span></text:p>
      <text:p text:style-name="P4"><text:span text:style-name="T1"/></text:p>
      <text:p text:style-name="P4"><text:span text:style-name="T1">Esta mensaxe é para anunciar a creación do proxecto Scanley, </text:span></text:p>
      <text:p text:style-name="P4"><text:span text:style-name="T1"><text:s/>un motor de indexado e procura de texto completo de código aberto cunha </text:span></text:p>
      <text:p text:style-name="P4"><text:span text:style-name="T1">API ampla, para ser usado por programadores que desexaren fornecer servizos de procura </text:span></text:p>
      <text:p text:style-name="P4"><text:span text:style-name="T1">de amplas coleccións de arquivos de texto. Scanley é funcional, está </text:span></text:p>
      <text:p text:style-name="P4"><text:span text:style-name="T1">baixo desenvolvemento activo e precísanse desenvolvedores e testadores. </text:span></text:p>
      <text:p text:style-name="P4"><text:span text:style-name="T1"/></text:p>
      <text:p text:style-name="P4"><text:span text:style-name="T1">Páxina web: http://www.scanley.org/ </text:span></text:p>
      <text:p text:style-name="P4"><text:span text:style-name="T1"/></text:p>
      <text:p text:style-name="P4"><text:span text:style-name="T1">Funcionalidades: </text:span></text:p>
      <text:p text:style-name="P4"><text:span text:style-name="T1"><text:s text:c="3"/>- Procuras de texto plano, HTML e XML </text:span></text:p>
      <text:p text:style-name="P4"><text:span text:style-name="T1"><text:s text:c="3"/>- Procura de palabras e/ou frases </text:span></text:p>
      <text:p text:style-name="P4"><text:span text:style-name="T1"><text:s text:c="3"/>- (planeada) Fuzzy matching </text:span></text:p>
      <text:p text:style-name="P4"><text:span text:style-name="T1"><text:s text:c="3"/>- (planeada) Actualización incremental dos índices </text:span></text:p>
      <text:p text:style-name="P4"><text:span text:style-name="T1"><text:s text:c="3"/>- (planeada) Indexación de sitios web remotos </text:span></text:p>
      <text:p text:style-name="P4"><text:span text:style-name="T1"/></text:p>
      <text:p text:style-name="P4"><text:span text:style-name="T1">Requerimentos: </text:span></text:p>
      <text:p text:style-name="P4"><text:span text:style-name="T1"><text:s text:c="3"/>- Python 2.2 ou superior </text:span></text:p>
      <text:p text:style-name="P4"><text:span text:style-name="T1"><text:s text:c="3"/>- Espazo en disco suficiente para manter os índices (aproximadamente 2x </text:span></text:p>
      <text:p text:style-name="P4"><text:span text:style-name="T1"><text:s text:c="5"/>o tamaño orixinal) </text:span></text:p>
      <text:p text:style-name="P4"><text:span text:style-name="T1"/></text:p>
      <text:p text:style-name="P4"><text:span text:style-name="T1">Para máis información, ver scanley.org. </text:span></text:p>
      <text:p text:style-name="P4"><text:span text:style-name="T1"><text:s/></text:span></text:p>
      <text:p text:style-name="P4"><text:span text:style-name="T1">Obrigado, </text:span></text:p>
      <text:p text:style-name="P4"><text:span text:style-name="T1">-J. Random </text:span></text:p>
      <text:p text:style-name="P4"><text:span text:style-name="T1"/></text:p>
      <text:p text:style-name="P4"><text:span text:style-name="T1">(Ver &lt;xref linkend="publicity"/&gt;&lt;phrase output="printed"&gt; en &lt;xref </text:span><text:soft-page-break/><text:span text:style-name="T1">linkend="communications"/&gt;&lt;/phrase&gt; para consellos sobre como anunciar futuras liberacións do proxecto e outros eventos.) </text:span></text:p>
      <text:p text:style-name="P4"><text:span text:style-name="T1"/></text:p>
      <text:p text:style-name="P4"><text:span text:style-name="T1">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span></text:p>
      <text:p text:style-name="P4"><text:span text:style-name="T1"/></text:p>
      <text:p text:style-name="P4"><text:span text:style-name="T1">Isto demostrou ser erróneo. No proxecto Subversion, comezamos cun documento de deseño, un grupo de desenvolvedores interesados e ben conectados, moita fanfarra e &lt;emphasis&gt;sen&lt;/emphasis&gt;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span></text:p>
      <text:p text:style-name="P4"><text:span text:style-name="T1"/></text:p>
      <text:p text:style-name="P4"><text:span text:style-name="T1">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amp;mdash; desde logo, pode ser revisado en público, mais ten que existir algo concreto, algo máis tanxible que só boas intencións para que á xente lle interese participar. </text:span></text:p>
      <text:p text:style-name="P4"><text:span text:style-name="T1"/></text:p>
      <text:p text:style-name="P3">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7:16:55</dc:date>
    <dc:creator>Andrés Maneiro</dc:creator>
    <meta:editing-duration>PT00H33M21S</meta:editing-duration>
    <meta:editing-cycles>9</meta:editing-cycles>
    <meta:document-statistic meta:table-count="0" meta:image-count="0" meta:object-count="0" meta:page-count="22" meta:paragraph-count="196" meta:word-count="11858" meta:character-count="77238"/>
  </office:meta>
</office:document-meta>
</file>